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.setScrip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.getJelly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lly.Je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lly.loadJelly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elly.loadProperties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lly.resolveURL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elly.getJellyBuil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.setValidateXML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.compileScrip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elly.loadProperties( File 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elly.setDefaultNamespaceURI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.getJelly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.readBuildTimestampResourc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elly.set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.setJellyContext(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elly.setRootContext( URL roo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.getRoo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